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4d8" officeooo:paragraph-rsid="001784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/"</text:p>
      <text:p text:style-name="P1">"/root/","/root","root/",</text:p>
      <text:p text:style-name="P1">"bin","/bin","/bin/","bin/",</text:p>
      <text:p text:style-name="P1">"sbin","/sbin","/sbin/","sbin/",</text:p>
      <text:p text:style-name="P1">"lib","/lib","/lib/","lib/",</text:p>
      <text:p text:style-name="P1">"usr","/usr","/usr/","usr/",</text:p>
      <text:p text:style-name="P1">"home","/home","home/","/home/",</text:p>
      <text:p text:style-name="P1">"etc","/etc","/etc/","etc/",</text:p>
      <text:p text:style-name="P1">"var","/var","/var/","var/",</text:p>
      <text:p text:style-name="P1">"mnt/sysuser","/mntsysuser/","mnt/sysuser/",</text:p>
      <text:p text:style-name="P1">"opt","/opt","/opt/","opt/",</text:p>
      <text:p text:style-name="P1">"share","/share","/share/","share/",</text:p>
      <text:p text:style-name="P1">"sys","vision",</text:p>
      <text:p text:style-name="P1">"vision/","/vision","/vision/",</text:p>
      <text:p text:style-name="P1">"dev","/dev","/dev/","dev/",</text:p>
      <text:p text:style-name="P1">"usr/bin","/usr/bin","/usr/bin/","usr/bin/",</text:p>
      <text:p text:style-name="P1">"usr/etc","/usr/etc","/usr/etc","/usr/etc/",</text:p>
      <text:p text:style-name="P1">"usr/include","/usr/include","usr/include/","/usr/include/",</text:p>
      <text:p text:style-name="P1">"usr/lib","/usr/lib","usr/lib/","/usr/lib/",</text:p>
      <text:p text:style-name="P1">"usr/sbin","/usr/sbin","usr/sbin/","/usr/sbin/",</text:p>
      <text:p text:style-name="P1">"usr/share","/usr/share","usr/share/","/usr/shar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0:15:32.980246106</meta:creation-date>
    <dc:date>2017-02-23T10:17:24.469234035</dc:date>
    <meta:editing-duration>PT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21" meta:character-count="704" meta:non-whitespace-character-count="704"/>
  </office:meta>
</office:document-meta>
</file>